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0" style:family="paragraph" style:parent-style-name="ENS_5f_default" style:list-style-name="L4"/>
    <style:style style:name="P11" style:family="paragraph" style:parent-style-name="ENS_5f_default" style:list-style-name="L4">
      <style:text-properties style:font-name="Courier New"/>
    </style:style>
    <style:style style:name="P12" style:family="paragraph" style:parent-style-name="ENS_5f_default" style:list-style-name="L5"/>
    <style:style style:name="P13"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351184071669990257" text:style-name="L1">
        <text:list-item>
          <text:p text:style-name="P13">Lancez l'IDE et ouvrez le projet FriendsOfMine.</text:p>
        </text:list-item>
        <text:list-item>
          <text:p text:style-name="P13">Dans le fichier BuildConfig.groovy situé dans le dossier «grails-app/conf », ajoutez dans le bloc « dependencies » le ligne suivante :</text:p>
          <text:p text:style-name="P13"><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047181837162918752"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890188747225731664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9">create-integration-test friendsofmine.ActiviteServiceIntegrationTest</text:p>
          <text:p text:style-name="P8">Modifiez le contenu de la nouvelle classe de test pour qu'elle <text:span text:style-name="T6">soit identique au contenu disponible ici :</text:span></text:p>
          <text:p text:style-name="P7"><text:a xlink:type="simple" xlink:href="https://gist.github.com/FranckSilvestre/38498c89b755f1eb3a03">https://gist.github.com/FranckSilvestre/38498c89b755f1eb3a03</text:a> </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text:line-break/>Lancez l'application et vérifiez que vous pouvez effectivement créer des activités en utilisant l'application.</text:p>
          <text:p text:style-name="P7">Modifiez la classe ActiviteControllerSpec afin que tous les tests décrits dans cette classe passent.</text:p>
        </text:list-item>
        <text:list-item>
          <text:p text:style-name="P7">Modifier la classe <text:s/>ActiviteController et éventuellement la classe ActiviteService pour que l'insertion, la modification ou la suppression d'une activité se fasse en utilisant le service ActiviteService. </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1026816860488517841" text:style-name="L4">
        <text:list-item>
          <text:p text:style-name="P10">Dans le fichier DataSource.groovy, ajoutez la ligne suivante dans les blocs « datasource » des environnements « developement » et « test » :</text:p>
          <text:p text:style-name="P11">loggingSql = true</text:p>
        </text:list-item>
        <text:list-item>
          <text:p text:style-name="P10">Relancez l'application et observez le contenu de la console : la console affiche maintenant le Sql généré par Hibernate pour chaque requête.</text:p>
        </text:list-item>
        <text:list-item>
          <text:p text:style-name="P10">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0">En synthèse, vous êtes invités à lire (en dehors du TP) cet article de Burt Beckwith qui a été longtemps un contributeur majeur de Grails :</text:p>
          <text:p text:style-name="P10">http://burtbeckwith.com/blog/?p=1029</text:p>
        </text:list-item>
      </text:list>
      <text:p text:style-name="ENS_5f_default"/>
      <text:p text:style-name="ENS_5f_Titre_20_exercice">4 - <text:s/>Focus sur les transactions</text:p>
      <text:p text:style-name="ENS_5f_default"/>
      <text:p text:style-name="ENS_5f_default">Nous allons comparer l'exécution d'un flot de requêtes dans le contexte d'une méthode se service par rapport à un flot de requête exécuter à l'extérieur d'une méthode de service.</text:p>
      <text:list xml:id="list5075584750248614585" text:style-name="L5">
        <text:list-item>
          <text:p text:style-name="P12">Créer un nouveau service Grails « friendsOfMine.JeuTestService ».</text:p>
        </text:list-item>
        <text:list-item>
          <text:p text:style-name="P12"><text:s/>Supprimer la classe de test JeuTestServiceSpec et créez la classe de test d'intégration « friendsofmine.JeuTestServiceIntegrationSpec ». Modifiez le contenu de cette classe pour qu'il soit identique au contenu disponible ici :</text:p>
          <text:p text:style-name="P12"><text:a xlink:type="simple" xlink:href="https://gist.github.com/FranckSilvestre/865a84fc9710dfbaff8c">https://gist.github.com/FranckSilvestre/865a84fc9710dfbaff8c</text:a> </text:p>
        </text:list-item>
        <text:list-item>
          <text:p text:style-name="P12"><text:soft-page-break/></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4H20M17S</meta:editing-duration>
    <meta:editing-cycles>88</meta:editing-cycles>
    <meta:generator>OpenOffice/4.0.1$Unix OpenOffice.org_project/401m5$Build-9714</meta:generator>
    <meta:initial-creator>Franck Silvestre</meta:initial-creator>
    <dc:date>2015-03-20T09:55:48</dc:date>
    <dc:creator>Franck Silvestre</dc:creator>
    <meta:document-statistic meta:table-count="1" meta:image-count="2" meta:object-count="0" meta:page-count="3" meta:paragraph-count="43" meta:word-count="788" meta:character-count="5277"/>
  </office:meta>
</office:document-meta>
</file>